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e8e5" officeooo:paragraph-rsid="001be8e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e8e5" officeooo:paragraph-rsid="001be8e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ea4d6" officeooo:paragraph-rsid="001ea4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20592c" officeooo:paragraph-rsid="0020592c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0592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592c" officeooo:paragraph-rsid="0020592c"/>
    </style:style>
    <style:style style:name="P7" style:family="paragraph" style:parent-style-name="Standard">
      <style:paragraph-properties fo:text-align="start" style:justify-single-word="false"/>
      <style:text-properties officeooo:rsid="0020592c" officeooo:paragraph-rsid="0020592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20592c" style:font-weight-asian="normal" style:font-weight-complex="normal"/>
    </style:style>
    <style:style style:name="T4" style:family="text">
      <style:text-properties officeooo:rsid="002221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osicion-Matematicas Discretas</text:p>
      <text:p text:style-name="P2"/>
      <text:p text:style-name="P2"/>
      <text:p text:style-name="P3">Máquinas de estado finito<text:span text:style-name="T4">(con Salida)</text:span>.</text:p>
      <text:p text:style-name="P3"><text:span text:style-name="T1">Una maquina de estado finito M = (S,I,O,f,g,s') consiste en un conjunto finito de estados S; un alfabeto de entradas finito I; un alfabeto finito de salidas O; una función de transición f, que asigna a cada par de estado y entrada un nuevo estado; una función de salida g, que asigna a cada par estado y entrada una salida, y un estado inicial s'.</text:span></text:p>
      <text:p text:style-name="P3"/>
      <text:p text:style-name="P4">Tipos de máquinas de estado finito.</text:p>
      <text:list xml:id="list8365052708984166562" text:style-name="L1">
        <text:list-item>
          <text:p text:style-name="P5"><text:span text:style-name="T3">Máquinas de Mealy</text:span></text:p>
        </text:list-item>
        <text:list-item>
          <text:p text:style-name="P6"><text:span text:style-name="T2">Máquina de Moore</text:span></text:p>
        </text:list-item>
      </text:list>
      <text:p text:style-name="P7"/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5:58:07.185244851</meta:creation-date>
    <dc:date>2014-11-07T16:21:49.719736246</dc:date>
    <meta:editing-duration>PT23M40S</meta:editing-duration>
    <meta:editing-cycles>7</meta:editing-cycles>
    <meta:generator>LibreOffice/4.3.2.2$Linux_x86 LibreOffice_project/edfb5295ba211bd31ad47d0bad0118690f76407d</meta:generator>
    <meta:document-statistic meta:table-count="0" meta:image-count="0" meta:object-count="0" meta:page-count="1" meta:paragraph-count="6" meta:word-count="86" meta:character-count="487" meta:non-whitespace-character-count="409"/>
  </office:meta>
</office:document-meta>
</file>